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olítica de Privacidad</text:span></text:p>
      <text:p text:style-name="Text_20_body"><text:span text:style-name="Strong_20_Emphasis">Fecha de vigencia: 10 de julio de 2024</text:span></text:p>
      <text:p text:style-name="Text_20_body">En Caracabra Cafetería, nos comprometemos a proteger y respetar tu privacidad. Esta Política de Privacidad explica cómo recopilamos, utilizamos y protegemos tu información personal cuando visitas nuestro sitio web o utilizas nuestros servicios. Al acceder o utilizar nuestros servicios, aceptas las prácticas descritas en esta política.</text:p>
      <text:p text:style-name="Text_20_body"><text:span text:style-name="Strong_20_Emphasis">1. Información que recopilamos</text:span></text:p>
      <text:p text:style-name="Text_20_body">Podemos recopilar y procesar la siguiente información sobre ti:</text:p>
      <text:list xml:id="list1339875434" text:style-name="L1">
        <text:list-item>
          <text:p text:style-name="P2"><text:span text:style-name="Strong_20_Emphasis">Información personal:</text:span> Nombre, dirección de correo electrónico, número de teléfono, dirección postal y cualquier otra información que nos proporcionas al registrarte en nuestro sitio web, realizar una compra o suscribirte a nuestro boletín.</text:p>
        </text:list-item>
        <text:list-item>
          <text:p text:style-name="P2"><text:span text:style-name="Strong_20_Emphasis">Información de uso:</text:span> Detalles sobre tus visitas a nuestro sitio web, incluidas las páginas visitadas, el tiempo de permanencia en ellas, la dirección IP, el tipo de navegador y el sistema operativo.</text:p>
        </text:list-item>
        <text:list-item>
          <text:p text:style-name="P1"><text:span text:style-name="Strong_20_Emphasis">Información de transacciones:</text:span> Detalles sobre las compras realizadas, incluidos los productos adquiridos, el método de pago y la información de facturación.</text:p>
        </text:list-item>
      </text:list>
      <text:p text:style-name="Text_20_body"><text:span text:style-name="Strong_20_Emphasis">2. Uso de la información</text:span></text:p>
      <text:p text:style-name="Text_20_body">Utilizamos la información recopilada para los siguientes propósitos:</text:p>
      <text:list xml:id="list924603381" text:style-name="L2">
        <text:list-item>
          <text:p text:style-name="P4"><text:span text:style-name="Strong_20_Emphasis">Proveer nuestros servicios:</text:span> Procesar tus pedidos, gestionar tu cuenta y proporcionarte los productos y servicios que solicitas.</text:p>
        </text:list-item>
        <text:list-item>
          <text:p text:style-name="P4"><text:span text:style-name="Strong_20_Emphasis">Comunicación:</text:span> Enviarte información sobre tus pedidos, actualizaciones de nuestros servicios, ofertas especiales y noticias sobre Caracabra Cafetería.</text:p>
        </text:list-item>
        <text:list-item>
          <text:p text:style-name="P4"><text:span text:style-name="Strong_20_Emphasis">Mejora del servicio:</text:span> Analizar el uso de nuestro sitio web para mejorar nuestros productos y servicios, personalizar tu experiencia y optimizar nuestro marketing.</text:p>
        </text:list-item>
        <text:list-item>
          <text:p text:style-name="P3"><text:span text:style-name="Strong_20_Emphasis">Cumplimiento legal:</text:span> Cumplir con nuestras obligaciones legales y proteger nuestros derechos y los derechos de nuestros usuarios.</text:p>
        </text:list-item>
      </text:list>
      <text:p text:style-name="Text_20_body"><text:span text:style-name="Strong_20_Emphasis">3. Compartir tu información</text:span></text:p>
      <text:p text:style-name="Text_20_body">No compartimos tu información personal con terceros, excepto en las siguientes circunstancias:</text:p>
      <text:list xml:id="list319364347" text:style-name="L3">
        <text:list-item>
          <text:p text:style-name="P6"><text:span text:style-name="Strong_20_Emphasis">Proveedores de servicios:</text:span> Podemos compartir tu información con proveedores de servicios de confianza que nos ayudan a operar nuestro sitio web, procesar pagos y entregar productos.</text:p>
        </text:list-item>
        <text:list-item>
          <text:p text:style-name="P5"><text:span text:style-name="Strong_20_Emphasis">Cumplimiento legal:</text:span> Podemos divulgar tu información personal si estamos obligados a hacerlo por ley o si creemos que dicha acción es necesaria para cumplir con una obligación legal, proteger nuestros derechos, prevenir fraudes o garantizar la seguridad de nuestros usuarios.</text:p>
        </text:list-item>
      </text:list>
      <text:p text:style-name="Text_20_body"><text:span text:style-name="Strong_20_Emphasis">4. Seguridad de la información</text:span></text:p>
      <text:p text:style-name="Text_20_body">Tomamos medidas razonables para proteger tu información personal contra el acceso no autorizado, la alteración, la divulgación o la destrucción. Utilizamos tecnología de cifrado y protocolos de seguridad estándar de la industria para proteger las transacciones en línea.</text:p>
      <text:p text:style-name="Text_20_body"><text:soft-page-break/><text:span text:style-name="Strong_20_Emphasis">5. Tus derechos</text:span></text:p>
      <text:p text:style-name="Text_20_body">Tienes derecho a acceder, corregir, actualizar o eliminar tu información personal. Si deseas ejercer estos derechos, ponte en contacto con nosotros a través de la información proporcionada a continuación. Nos esforzaremos por responder a tu solicitud en un plazo razonable y conforme a las leyes aplicables.</text:p>
      <text:p text:style-name="Text_20_body"><text:span text:style-name="Strong_20_Emphasis">6. Cambios en esta política</text:span></text:p>
      <text:p text:style-name="Text_20_body">Podemos actualizar esta Política de Privacidad ocasionalmente para reflejar cambios en nuestras prácticas o por motivos legales. Te notificaremos sobre cualquier cambio importante mediante un aviso en nuestro sitio web o a través de otros medios apropiados. Te recomendamos revisar esta política periódicamente para estar informado sobre cómo protegemos tu información.</text:p>
      <text:p text:style-name="Text_20_body"><text:span text:style-name="Strong_20_Emphasis">7. Contacto</text:span></text:p>
      <text:p text:style-name="Text_20_body">Si tienes alguna pregunta o inquietud sobre esta Política de Privacidad o nuestras prácticas de privacidad, no dudes en contactarnos:</text:p>
      <text:p text:style-name="Text_20_body">Caracabra Cafetería<text:line-break/>Calle Tranquila 123, Barrio Sereno, Ciudad<text:line-break/>Teléfono: +123 456 7890<text:line-break/>Correo electrónico: info@caracabra.co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lvador</meta:initial-creator>
    <meta:creation-date>2022-11-11T06:15:49.658385555</meta:creation-date>
    <meta:generator>LibreOffice/7.3.7.2$Linux_X86_64 LibreOffice_project/30$Build-2</meta:generator>
    <dc:date>2024-07-10T10:42:27.476682216</dc:date>
    <dc:creator>Salvador</dc:creator>
    <meta:editing-duration>PT1M3S</meta:editing-duration>
    <meta:editing-cycles>1</meta:editing-cycles>
    <meta:document-statistic meta:table-count="0" meta:image-count="0" meta:object-count="0" meta:page-count="2" meta:paragraph-count="27" meta:word-count="519" meta:character-count="3607" meta:non-whitespace-character-count="3124"/>
  </office:meta>
</office:document-meta>
</file>